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Von Markus, Philipp &amp; Viktor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witter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Grob angelehnt an den Siebenspru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 presentation:use-footer-name="ftr1">
        <draw:frame presentation:style-name="pr4" draw:layer="layout" svg:width="25.199cm" svg:height="3.506cm" svg:x="1.4cm" svg:y="0.837cm" presentation:class="title" presentation:user-transformed="true">
          <draw:text-box>
            <text:p>Festlegung der Teilaufgaben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Aufgabenstellung: ca. drei Websites für </text:p>
              </text:list-header>
              <text:list-item>
                <text:p>Login</text:p>
              </text:list-item>
              <text:list-item>
                <text:p>Registrierung</text:p>
              </text:list-item>
              <text:list-item>
                <text:p>Homepage</text:p>
                <text:p>Aufteilung in drei größere Teilgebiete</text:p>
              </text:list-item>
              <text:list-item>
                <text:p>Layoutentwicklung</text:p>
              </text:list-item>
              <text:list-item>
                <text:p>Komponentenentwicklung</text:p>
              </text:list-item>
              <text:list-item>
                <text:p>Desig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Brainstorming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header>
                <text:p>Verschiedene Layout- &amp; Designkonzepte</text:p>
                <text:p/>
              </text:list-header>
              <text:list-item>
                <text:p>Beispiel: drei verschiedene Buttonstyles</text:p>
                <text:p/>
              </text:list-item>
              <text:list-item>
                <text:p>Vier Seiten statt drei </text:p>
                <text:p>(Start-, Login-, Register-, Mainpag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Entscheidungspha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ntscheidung für endgültiges Layout</text:p>
                <text:p/>
              </text:list-item>
              <text:list-item>
                <text:p>Größtenteils finale Designentscheidungen</text:p>
                <text:p>(restliche Details wurden während der Implementierung geklärt)</text:p>
                <text:p/>
              </text:list-item>
              <text:list-item>
                <text:p>„Welches HTML5-Element wohin“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Implementierung HTML5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tartpage mit rudimentärem Login &amp; Registrierung bevorzugt</text:p>
                <text:p/>
              </text:list-item>
              <text:list-item>
                <text:p>Navigationselemente (z. B. Buttons)</text:p>
                <text:p/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 presentation:use-footer-name="ftr1">
        <draw:frame presentation:style-name="pr4" draw:layer="layout" svg:width="25.199cm" svg:height="3.506cm" svg:x="1.4cm" svg:y="0.837cm" presentation:class="title">
          <draw:text-box>
            <text:p>Implementierung CS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Umsetzung des Styles in externes Stylesheet</text:p>
                <text:p/>
              </text:list-item>
              <text:list-item>
                <text:p>Daraus folgt ein gemeinsamer Style → überflüssiger und doppelter CSS-Code finden und entfernen</text:p>
                <text:p/>
              </text:list-item>
              <text:list-item>
                <text:p>Responsive Design beach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erius </meta:initial-creator>
    <meta:creation-date>2017-04-24T11:44:23.33</meta:creation-date>
    <meta:editing-duration>PT16M42S</meta:editing-duration>
    <meta:editing-cycles>4</meta:editing-cycles>
    <dc:date>2017-04-24T12:57:51.75</dc:date>
    <dc:creator>Lerius </dc:creator>
    <meta:generator>OpenOffice/4.1.3$Win32 OpenOffice.org_project/413m1$Build-9783</meta:generator>
    <meta:document-statistic meta:object-count="45"/>
  </office:meta>
</office:document-meta>
</file>